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K" table:style-name="ta1">
        <table:table-column table:style-name="co1" table:number-columns-repeated="25" table:default-cell-style-name="Default"/>
        <table:table-row table:style-name="ro1">
          <table:table-cell table:number-columns-repeated="4"/>
          <table:table-cell office:value-type="string" calcext:value-type="string">
            <text:p>2K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D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BUMDA</text:p>
          </table:table-cell>
          <table:table-cell office:value-type="string" calcext:value-type="string">
            <text:p>DEEDM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BUMDA</text:p>
          </table:table-cell>
          <table:table-cell office:value-type="string" calcext:value-type="string">
            <text:p>DEEDM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BUMDA</text:p>
          </table:table-cell>
          <table:table-cell office:value-type="string" calcext:value-type="string">
            <text:p>DEEDM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SNR-2</text:p>
          </table:table-cell>
          <table:table-cell office:value-type="float" office:value="7.69642321182211" calcext:value-type="float">
            <text:p>7.6964232118</text:p>
          </table:table-cell>
          <table:table-cell office:value-type="float" office:value="8.88090849614964" calcext:value-type="float">
            <text:p>8.8809084961</text:p>
          </table:table-cell>
          <table:table-cell office:value-type="float" office:value="8.05086653087919" calcext:value-type="float">
            <text:p>8.0508665309</text:p>
          </table:table-cell>
          <table:table-cell office:value-type="float" office:value="7.20046915400579" calcext:value-type="float">
            <text:p>7.200469154</text:p>
          </table:table-cell>
          <table:table-cell/>
          <table:table-cell office:value-type="string" calcext:value-type="string">
            <text:p>PSNR</text:p>
          </table:table-cell>
          <table:table-cell office:value-type="float" office:value="16.0821646798434" calcext:value-type="float">
            <text:p>16.0821646798</text:p>
          </table:table-cell>
          <table:table-cell office:value-type="float" office:value="16.4142515881573" calcext:value-type="float">
            <text:p>16.4142515882</text:p>
          </table:table-cell>
          <table:table-cell office:value-type="float" office:value="16.0071583224662" calcext:value-type="float">
            <text:p>16.0071583225</text:p>
          </table:table-cell>
          <table:table-cell office:value-type="float" office:value="16.0904156297991" calcext:value-type="float">
            <text:p>16.0904156298</text:p>
          </table:table-cell>
          <table:table-cell/>
          <table:table-cell office:value-type="string" calcext:value-type="string">
            <text:p>PSNR</text:p>
          </table:table-cell>
          <table:table-cell office:value-type="float" office:value="28.610131053833" calcext:value-type="float">
            <text:p>28.6101310538</text:p>
          </table:table-cell>
          <table:table-cell office:value-type="float" office:value="32.2539530338509" calcext:value-type="float">
            <text:p>32.2539530339</text:p>
          </table:table-cell>
          <table:table-cell office:value-type="float" office:value="28.0519785743186" calcext:value-type="float">
            <text:p>28.0519785743</text:p>
          </table:table-cell>
          <table:table-cell office:value-type="float" office:value="28.8787189004823" calcext:value-type="float">
            <text:p>28.87871890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SIM-2</text:p>
          </table:table-cell>
          <table:table-cell office:value-type="float" office:value="0.360437855206119" calcext:value-type="float">
            <text:p>0.3604378552</text:p>
          </table:table-cell>
          <table:table-cell office:value-type="float" office:value="0.535655138907011" calcext:value-type="float">
            <text:p>0.5356551389</text:p>
          </table:table-cell>
          <table:table-cell office:value-type="float" office:value="0.431976103260482" calcext:value-type="float">
            <text:p>0.4319761033</text:p>
          </table:table-cell>
          <table:table-cell office:value-type="float" office:value="0.283712832271869" calcext:value-type="float">
            <text:p>0.2837128323</text:p>
          </table:table-cell>
          <table:table-cell/>
          <table:table-cell office:value-type="string" calcext:value-type="string">
            <text:p>SSIM</text:p>
          </table:table-cell>
          <table:table-cell office:value-type="float" office:value="0.784414449893278" calcext:value-type="float">
            <text:p>0.7844144499</text:p>
          </table:table-cell>
          <table:table-cell office:value-type="float" office:value="0.788774949133551" calcext:value-type="float">
            <text:p>0.7887749491</text:p>
          </table:table-cell>
          <table:table-cell office:value-type="float" office:value="0.78267497017474" calcext:value-type="float">
            <text:p>0.7826749702</text:p>
          </table:table-cell>
          <table:table-cell office:value-type="float" office:value="0.784645292342124" calcext:value-type="float">
            <text:p>0.7846452923</text:p>
          </table:table-cell>
          <table:table-cell/>
          <table:table-cell office:value-type="string" calcext:value-type="string">
            <text:p>SSIM</text:p>
          </table:table-cell>
          <table:table-cell office:value-type="float" office:value="0.954441287406919" calcext:value-type="float">
            <text:p>0.9544412874</text:p>
          </table:table-cell>
          <table:table-cell office:value-type="float" office:value="0.957763494373329" calcext:value-type="float">
            <text:p>0.9577634944</text:p>
          </table:table-cell>
          <table:table-cell office:value-type="float" office:value="0.943634320057765" calcext:value-type="float">
            <text:p>0.9436343201</text:p>
          </table:table-cell>
          <table:table-cell office:value-type="float" office:value="0.955667755669884" calcext:value-type="float">
            <text:p>0.95566775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itness-2</text:p>
          </table:table-cell>
          <table:table-cell office:value-type="float" office:value="26532.8121059032" calcext:value-type="float">
            <text:p>26532.8121059032</text:p>
          </table:table-cell>
          <table:table-cell office:value-type="float" office:value="20858.7530164592" calcext:value-type="float">
            <text:p>20858.7530164592</text:p>
          </table:table-cell>
          <table:table-cell office:value-type="float" office:value="23829.7469776292" calcext:value-type="float">
            <text:p>23829.7469776292</text:p>
          </table:table-cell>
          <table:table-cell office:value-type="float" office:value="28669.7928449188" calcext:value-type="float">
            <text:p>28669.7928449188</text:p>
          </table:table-cell>
          <table:table-cell/>
          <table:table-cell office:value-type="string" calcext:value-type="string">
            <text:p>Fitness</text:p>
          </table:table-cell>
          <table:table-cell office:value-type="float" office:value="30154.7477689287" calcext:value-type="float">
            <text:p>30154.7477689287</text:p>
          </table:table-cell>
          <table:table-cell office:value-type="float" office:value="21416.6447250272" calcext:value-type="float">
            <text:p>21416.6447250272</text:p>
          </table:table-cell>
          <table:table-cell office:value-type="float" office:value="30152.6395522389" calcext:value-type="float">
            <text:p>30152.6395522389</text:p>
          </table:table-cell>
          <table:table-cell office:value-type="float" office:value="30154.702649233" calcext:value-type="float">
            <text:p>30154.702649233</text:p>
          </table:table-cell>
          <table:table-cell/>
          <table:table-cell office:value-type="string" calcext:value-type="string">
            <text:p>Fitness</text:p>
          </table:table-cell>
          <table:table-cell office:value-type="float" office:value="30278.2525064642" calcext:value-type="float">
            <text:p>30278.2525064642</text:p>
          </table:table-cell>
          <table:table-cell office:value-type="float" office:value="28479.8168070839" calcext:value-type="float">
            <text:p>28479.8168070839</text:p>
          </table:table-cell>
          <table:table-cell office:value-type="float" office:value="30277.4689606898" calcext:value-type="float">
            <text:p>30277.4689606898</text:p>
          </table:table-cell>
          <table:table-cell office:value-type="float" office:value="30277.9797408682" calcext:value-type="float">
            <text:p>30277.97974086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SNR-5</text:p>
          </table:table-cell>
          <table:table-cell office:value-type="float" office:value="16.0821646798434" calcext:value-type="float">
            <text:p>16.0821646798</text:p>
          </table:table-cell>
          <table:table-cell office:value-type="float" office:value="16.4142515881573" calcext:value-type="float">
            <text:p>16.4142515882</text:p>
          </table:table-cell>
          <table:table-cell office:value-type="float" office:value="16.0071583224662" calcext:value-type="float">
            <text:p>16.0071583225</text:p>
          </table:table-cell>
          <table:table-cell office:value-type="float" office:value="16.0904156297991" calcext:value-type="float">
            <text:p>16.0904156298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SSIM-5</text:p>
          </table:table-cell>
          <table:table-cell office:value-type="float" office:value="0.784414449893278" calcext:value-type="float">
            <text:p>0.7844144499</text:p>
          </table:table-cell>
          <table:table-cell office:value-type="float" office:value="0.788774949133551" calcext:value-type="float">
            <text:p>0.7887749491</text:p>
          </table:table-cell>
          <table:table-cell office:value-type="float" office:value="0.78267497017474" calcext:value-type="float">
            <text:p>0.7826749702</text:p>
          </table:table-cell>
          <table:table-cell office:value-type="float" office:value="0.784645292342124" calcext:value-type="float">
            <text:p>0.784645292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Fitness-5</text:p>
          </table:table-cell>
          <table:table-cell office:value-type="float" office:value="30154.7477689287" calcext:value-type="float">
            <text:p>30154.7477689287</text:p>
          </table:table-cell>
          <table:table-cell office:value-type="float" office:value="21416.6447250272" calcext:value-type="float">
            <text:p>21416.6447250272</text:p>
          </table:table-cell>
          <table:table-cell office:value-type="float" office:value="30152.6395522389" calcext:value-type="float">
            <text:p>30152.6395522389</text:p>
          </table:table-cell>
          <table:table-cell office:value-type="float" office:value="30154.702649233" calcext:value-type="float">
            <text:p>30154.7026492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SNR-20</text:p>
          </table:table-cell>
          <table:table-cell office:value-type="float" office:value="28.610131053833" calcext:value-type="float">
            <text:p>28.6101310538</text:p>
          </table:table-cell>
          <table:table-cell office:value-type="float" office:value="32.2539530338509" calcext:value-type="float">
            <text:p>32.2539530339</text:p>
          </table:table-cell>
          <table:table-cell office:value-type="float" office:value="28.0519785743186" calcext:value-type="float">
            <text:p>28.0519785743</text:p>
          </table:table-cell>
          <table:table-cell office:value-type="float" office:value="28.8787189004823" calcext:value-type="float">
            <text:p>28.878718900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SSIM-20</text:p>
          </table:table-cell>
          <table:table-cell office:value-type="float" office:value="0.954441287406919" calcext:value-type="float">
            <text:p>0.9544412874</text:p>
          </table:table-cell>
          <table:table-cell office:value-type="float" office:value="0.957763494373329" calcext:value-type="float">
            <text:p>0.9577634944</text:p>
          </table:table-cell>
          <table:table-cell office:value-type="float" office:value="0.943634320057765" calcext:value-type="float">
            <text:p>0.9436343201</text:p>
          </table:table-cell>
          <table:table-cell office:value-type="float" office:value="0.955667755669884" calcext:value-type="float">
            <text:p>0.955667755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Fitness-20</text:p>
          </table:table-cell>
          <table:table-cell office:value-type="float" office:value="30278.2525064642" calcext:value-type="float">
            <text:p>30278.2525064642</text:p>
          </table:table-cell>
          <table:table-cell office:value-type="float" office:value="28479.8168070839" calcext:value-type="float">
            <text:p>28479.8168070839</text:p>
          </table:table-cell>
          <table:table-cell office:value-type="float" office:value="30277.4689606898" calcext:value-type="float">
            <text:p>30277.4689606898</text:p>
          </table:table-cell>
          <table:table-cell office:value-type="float" office:value="30277.9797408682" calcext:value-type="float">
            <text:p>30277.9797408682</text:p>
          </table:table-cell>
          <table:table-cell table:number-columns-repeated="1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float" office:value="28301.0771873185" calcext:value-type="float">
            <text:p>28301.0771873185</text:p>
          </table:table-cell>
          <table:table-cell office:value-type="float" office:value="28299.9913969741" calcext:value-type="float">
            <text:p>28299.9913969741</text:p>
          </table:table-cell>
          <table:table-cell table:number-columns-repeated="2" office:value-type="float" office:value="28301.0771873185" calcext:value-type="float">
            <text:p>28301.0771873185</text:p>
          </table:table-cell>
          <table:table-cell/>
          <table:table-cell office:value-type="float" office:value="8.8562687629833" calcext:value-type="float">
            <text:p>8.856268763</text:p>
          </table:table-cell>
          <table:table-cell office:value-type="float" office:value="8.77780435443677" calcext:value-type="float">
            <text:p>8.7778043544</text:p>
          </table:table-cell>
          <table:table-cell table:number-columns-repeated="2" office:value-type="float" office:value="8.8562687629833" calcext:value-type="float">
            <text:p>8.856268763</text:p>
          </table:table-cell>
          <table:table-cell/>
          <table:table-cell office:value-type="float" office:value="0.594504989672494" calcext:value-type="float">
            <text:p>0.5945049897</text:p>
          </table:table-cell>
          <table:table-cell office:value-type="float" office:value="0.592167852798597" calcext:value-type="float">
            <text:p>0.5921678528</text:p>
          </table:table-cell>
          <table:table-cell table:number-columns-repeated="2" office:value-type="float" office:value="0.594504989672494" calcext:value-type="float">
            <text:p>0.5945049897</text:p>
          </table:table-cell>
          <table:table-cell table:number-columns-repeated="11"/>
        </table:table-row>
        <table:table-row table:style-name="ro1">
          <table:table-cell office:value-type="float" office:value="12548.8174318471" calcext:value-type="float">
            <text:p>12548.8174318471</text:p>
          </table:table-cell>
          <table:table-cell office:value-type="float" office:value="9730.84176056815" calcext:value-type="float">
            <text:p>9730.8417605682</text:p>
          </table:table-cell>
          <table:table-cell office:value-type="float" office:value="12548.8174318471" calcext:value-type="float">
            <text:p>12548.8174318471</text:p>
          </table:table-cell>
          <table:table-cell office:value-type="float" office:value="13756.3291726577" calcext:value-type="float">
            <text:p>13756.3291726577</text:p>
          </table:table-cell>
          <table:table-cell/>
          <table:table-cell office:value-type="float" office:value="5.01012915391088" calcext:value-type="float">
            <text:p>5.0101291539</text:p>
          </table:table-cell>
          <table:table-cell office:value-type="float" office:value="9.7821799218868" calcext:value-type="float">
            <text:p>9.7821799219</text:p>
          </table:table-cell>
          <table:table-cell office:value-type="float" office:value="5.01012915391088" calcext:value-type="float">
            <text:p>5.0101291539</text:p>
          </table:table-cell>
          <table:table-cell office:value-type="float" office:value="2.94582563825901" calcext:value-type="float">
            <text:p>2.9458256383</text:p>
          </table:table-cell>
          <table:table-cell/>
          <table:table-cell office:value-type="float" office:value="0.220971666895468" calcext:value-type="float">
            <text:p>0.2209716669</text:p>
          </table:table-cell>
          <table:table-cell office:value-type="float" office:value="0.662725199042515" calcext:value-type="float">
            <text:p>0.662725199</text:p>
          </table:table-cell>
          <table:table-cell office:value-type="float" office:value="0.220971666895468" calcext:value-type="float">
            <text:p>0.2209716669</text:p>
          </table:table-cell>
          <table:table-cell office:value-type="float" office:value="0.030795562058195" calcext:value-type="float">
            <text:p>0.0307955621</text:p>
          </table:table-cell>
          <table:table-cell table:number-columns-repeated="11"/>
        </table:table-row>
        <table:table-row table:style-name="ro1">
          <table:table-cell office:value-type="float" office:value="18576.1534489964" calcext:value-type="float">
            <text:p>18576.1534489964</text:p>
          </table:table-cell>
          <table:table-cell office:value-type="float" office:value="18562.2179077963" calcext:value-type="float">
            <text:p>18562.2179077963</text:p>
          </table:table-cell>
          <table:table-cell table:number-columns-repeated="2" office:value-type="float" office:value="18576.1534489964" calcext:value-type="float">
            <text:p>18576.1534489964</text:p>
          </table:table-cell>
          <table:table-cell/>
          <table:table-cell office:value-type="float" office:value="8.222005450106" calcext:value-type="float">
            <text:p>8.2220054501</text:p>
          </table:table-cell>
          <table:table-cell office:value-type="float" office:value="8.10850212724442" calcext:value-type="float">
            <text:p>8.1085021272</text:p>
          </table:table-cell>
          <table:table-cell table:number-columns-repeated="2" office:value-type="float" office:value="8.222005450106" calcext:value-type="float">
            <text:p>8.2220054501</text:p>
          </table:table-cell>
          <table:table-cell/>
          <table:table-cell office:value-type="float" office:value="0.43417033466822" calcext:value-type="float">
            <text:p>0.4341703347</text:p>
          </table:table-cell>
          <table:table-cell office:value-type="float" office:value="0.435110505664269" calcext:value-type="float">
            <text:p>0.4351105057</text:p>
          </table:table-cell>
          <table:table-cell table:number-columns-repeated="2" office:value-type="float" office:value="0.43417033466822" calcext:value-type="float">
            <text:p>0.4341703347</text:p>
          </table:table-cell>
          <table:table-cell table:number-columns-repeated="11"/>
        </table:table-row>
        <table:table-row table:style-name="ro1">
          <table:table-cell office:value-type="float" office:value="22841.873557389" calcext:value-type="float">
            <text:p>22841.873557389</text:p>
          </table:table-cell>
          <table:table-cell office:value-type="float" office:value="22839.7789937932" calcext:value-type="float">
            <text:p>22839.7789937932</text:p>
          </table:table-cell>
          <table:table-cell table:number-columns-repeated="2" office:value-type="float" office:value="22841.873557389" calcext:value-type="float">
            <text:p>22841.873557389</text:p>
          </table:table-cell>
          <table:table-cell/>
          <table:table-cell office:value-type="float" office:value="9.37080716801277" calcext:value-type="float">
            <text:p>9.370807168</text:p>
          </table:table-cell>
          <table:table-cell office:value-type="float" office:value="9.36720543067377" calcext:value-type="float">
            <text:p>9.3672054307</text:p>
          </table:table-cell>
          <table:table-cell table:number-columns-repeated="2" office:value-type="float" office:value="9.37080716801277" calcext:value-type="float">
            <text:p>9.370807168</text:p>
          </table:table-cell>
          <table:table-cell/>
          <table:table-cell office:value-type="float" office:value="0.563606049831258" calcext:value-type="float">
            <text:p>0.5636060498</text:p>
          </table:table-cell>
          <table:table-cell office:value-type="float" office:value="0.562494019820203" calcext:value-type="float">
            <text:p>0.5624940198</text:p>
          </table:table-cell>
          <table:table-cell table:number-columns-repeated="2" office:value-type="float" office:value="0.563606049831258" calcext:value-type="float">
            <text:p>0.5636060498</text:p>
          </table:table-cell>
          <table:table-cell table:number-columns-repeated="11"/>
        </table:table-row>
        <table:table-row table:style-name="ro1">
          <table:table-cell office:value-type="float" office:value="21220.0545765336" calcext:value-type="float">
            <text:p>21220.0545765336</text:p>
          </table:table-cell>
          <table:table-cell office:value-type="float" office:value="21214.8819449098" calcext:value-type="float">
            <text:p>21214.8819449098</text:p>
          </table:table-cell>
          <table:table-cell table:number-columns-repeated="2" office:value-type="float" office:value="21220.0545765336" calcext:value-type="float">
            <text:p>21220.0545765336</text:p>
          </table:table-cell>
          <table:table-cell/>
          <table:table-cell office:value-type="float" office:value="7.37634954195641" calcext:value-type="float">
            <text:p>7.376349542</text:p>
          </table:table-cell>
          <table:table-cell office:value-type="float" office:value="7.35211471768667" calcext:value-type="float">
            <text:p>7.3521147177</text:p>
          </table:table-cell>
          <table:table-cell table:number-columns-repeated="2" office:value-type="float" office:value="7.37634954195641" calcext:value-type="float">
            <text:p>7.376349542</text:p>
          </table:table-cell>
          <table:table-cell/>
          <table:table-cell office:value-type="float" office:value="0.254560906288597" calcext:value-type="float">
            <text:p>0.2545609063</text:p>
          </table:table-cell>
          <table:table-cell office:value-type="float" office:value="0.178572434217845" calcext:value-type="float">
            <text:p>0.1785724342</text:p>
          </table:table-cell>
          <table:table-cell table:number-columns-repeated="2" office:value-type="float" office:value="0.254560906288597" calcext:value-type="float">
            <text:p>0.2545609063</text:p>
          </table:table-cell>
          <table:table-cell table:number-columns-repeated="11"/>
        </table:table-row>
        <table:table-row table:style-name="ro1">
          <table:table-cell office:value-type="float" office:value="20313.7160560552" calcext:value-type="float">
            <text:p>20313.7160560552</text:p>
          </table:table-cell>
          <table:table-cell office:value-type="float" office:value="20311.9526965815" calcext:value-type="float">
            <text:p>20311.9526965815</text:p>
          </table:table-cell>
          <table:table-cell table:number-columns-repeated="2" office:value-type="float" office:value="20313.7160560552" calcext:value-type="float">
            <text:p>20313.7160560552</text:p>
          </table:table-cell>
          <table:table-cell/>
          <table:table-cell office:value-type="float" office:value="9.66569619184793" calcext:value-type="float">
            <text:p>9.6656961918</text:p>
          </table:table-cell>
          <table:table-cell office:value-type="float" office:value="9.66076492113439" calcext:value-type="float">
            <text:p>9.6607649211</text:p>
          </table:table-cell>
          <table:table-cell table:number-columns-repeated="2" office:value-type="float" office:value="9.66569619184793" calcext:value-type="float">
            <text:p>9.6656961918</text:p>
          </table:table-cell>
          <table:table-cell/>
          <table:table-cell office:value-type="float" office:value="0.645981559610705" calcext:value-type="float">
            <text:p>0.6459815596</text:p>
          </table:table-cell>
          <table:table-cell office:value-type="float" office:value="0.645838108522286" calcext:value-type="float">
            <text:p>0.6458381085</text:p>
          </table:table-cell>
          <table:table-cell table:number-columns-repeated="2" office:value-type="float" office:value="0.645981559610705" calcext:value-type="float">
            <text:p>0.6459815596</text:p>
          </table:table-cell>
          <table:table-cell table:number-columns-repeated="11"/>
        </table:table-row>
        <table:table-row table:style-name="ro1">
          <table:table-cell office:value-type="float" office:value="41513.7025892419" calcext:value-type="float">
            <text:p>41513.7025892419</text:p>
          </table:table-cell>
          <table:table-cell office:value-type="float" office:value="30022.6383412564" calcext:value-type="float">
            <text:p>30022.6383412564</text:p>
          </table:table-cell>
          <table:table-cell office:value-type="float" office:value="32320.9909106644" calcext:value-type="float">
            <text:p>32320.9909106644</text:p>
          </table:table-cell>
          <table:table-cell office:value-type="float" office:value="53004.5921874638" calcext:value-type="float">
            <text:p>53004.5921874638</text:p>
          </table:table-cell>
          <table:table-cell/>
          <table:table-cell office:value-type="float" office:value="8.8917140451707" calcext:value-type="float">
            <text:p>8.8917140452</text:p>
          </table:table-cell>
          <table:table-cell office:value-type="float" office:value="10.6944083993431" calcext:value-type="float">
            <text:p>10.6944083993</text:p>
          </table:table-cell>
          <table:table-cell office:value-type="float" office:value="10.3386773262187" calcext:value-type="float">
            <text:p>10.3386773262</text:p>
          </table:table-cell>
          <table:table-cell office:value-type="float" office:value="7.08300994386071" calcext:value-type="float">
            <text:p>7.0830099439</text:p>
          </table:table-cell>
          <table:table-cell/>
          <table:table-cell office:value-type="float" office:value="0.375631039762422" calcext:value-type="float">
            <text:p>0.3756310398</text:p>
          </table:table-cell>
          <table:table-cell office:value-type="float" office:value="0.738657146741977" calcext:value-type="float">
            <text:p>0.7386571467</text:p>
          </table:table-cell>
          <table:table-cell office:value-type="float" office:value="0.666166002435024" calcext:value-type="float">
            <text:p>0.6661660024</text:p>
          </table:table-cell>
          <table:table-cell office:value-type="float" office:value="0.0124623364216691" calcext:value-type="float">
            <text:p>0.0124623364</text:p>
          </table:table-cell>
          <table:table-cell table:number-columns-repeated="11"/>
        </table:table-row>
        <table:table-row table:style-name="ro1">
          <table:table-cell office:value-type="float" office:value="38245.7669656692" calcext:value-type="float">
            <text:p>38245.7669656692</text:p>
          </table:table-cell>
          <table:table-cell office:value-type="float" office:value="22010.0753320593" calcext:value-type="float">
            <text:p>22010.0753320593</text:p>
          </table:table-cell>
          <table:table-cell office:value-type="float" office:value="28098.9240038175" calcext:value-type="float">
            <text:p>28098.9240038175</text:p>
          </table:table-cell>
          <table:table-cell office:value-type="float" office:value="42304.5041504099" calcext:value-type="float">
            <text:p>42304.5041504099</text:p>
          </table:table-cell>
          <table:table-cell/>
          <table:table-cell office:value-type="float" office:value="7.31221733118182" calcext:value-type="float">
            <text:p>7.3122173312</text:p>
          </table:table-cell>
          <table:table-cell office:value-type="float" office:value="8.71291325176603" calcext:value-type="float">
            <text:p>8.7129132518</text:p>
          </table:table-cell>
          <table:table-cell office:value-type="float" office:value="8.18947500666605" calcext:value-type="float">
            <text:p>8.1894750067</text:p>
          </table:table-cell>
          <table:table-cell office:value-type="float" office:value="6.96131426098813" calcext:value-type="float">
            <text:p>6.961314261</text:p>
          </table:table-cell>
          <table:table-cell/>
          <table:table-cell office:value-type="float" office:value="0.139602886921444" calcext:value-type="float">
            <text:p>0.1396028869</text:p>
          </table:table-cell>
          <table:table-cell office:value-type="float" office:value="0.489166566805104" calcext:value-type="float">
            <text:p>0.4891665668</text:p>
          </table:table-cell>
          <table:table-cell office:value-type="float" office:value="0.357390411372622" calcext:value-type="float">
            <text:p>0.3573904114</text:p>
          </table:table-cell>
          <table:table-cell office:value-type="float" office:value="0.0524878771409726" calcext:value-type="float">
            <text:p>0.0524878771</text:p>
          </table:table-cell>
          <table:table-cell table:number-columns-repeated="11"/>
        </table:table-row>
        <table:table-row table:style-name="ro1">
          <table:table-cell office:value-type="float" office:value="29903.277278186" calcext:value-type="float">
            <text:p>29903.277278186</text:p>
          </table:table-cell>
          <table:table-cell office:value-type="float" office:value="17629.2263696856" calcext:value-type="float">
            <text:p>17629.2263696856</text:p>
          </table:table-cell>
          <table:table-cell office:value-type="float" office:value="25300.554006817" calcext:value-type="float">
            <text:p>25300.554006817</text:p>
          </table:table-cell>
          <table:table-cell office:value-type="float" office:value="32971.7594590986" calcext:value-type="float">
            <text:p>32971.7594590986</text:p>
          </table:table-cell>
          <table:table-cell/>
          <table:table-cell office:value-type="float" office:value="6.2261911708009" calcext:value-type="float">
            <text:p>6.2261911708</text:p>
          </table:table-cell>
          <table:table-cell office:value-type="float" office:value="8.22692247846606" calcext:value-type="float">
            <text:p>8.2269224785</text:p>
          </table:table-cell>
          <table:table-cell office:value-type="float" office:value="6.97933381473127" calcext:value-type="float">
            <text:p>6.9793338147</text:p>
          </table:table-cell>
          <table:table-cell office:value-type="float" office:value="5.72409607484732" calcext:value-type="float">
            <text:p>5.7240960748</text:p>
          </table:table-cell>
          <table:table-cell/>
          <table:table-cell office:value-type="float" office:value="0.136252168923712" calcext:value-type="float">
            <text:p>0.1362521689</text:p>
          </table:table-cell>
          <table:table-cell office:value-type="float" office:value="0.5086763608829" calcext:value-type="float">
            <text:p>0.5086763609</text:p>
          </table:table-cell>
          <table:table-cell office:value-type="float" office:value="0.275814656968184" calcext:value-type="float">
            <text:p>0.275814657</text:p>
          </table:table-cell>
          <table:table-cell office:value-type="float" office:value="0.043210510227397" calcext:value-type="float">
            <text:p>0.0432105102</text:p>
          </table:table-cell>
          <table:table-cell table:number-columns-repeated="11"/>
        </table:table-row>
        <table:table-row table:style-name="ro1">
          <table:table-cell office:value-type="float" office:value="31863.6819677948" calcext:value-type="float">
            <text:p>31863.6819677948</text:p>
          </table:table-cell>
          <table:table-cell office:value-type="float" office:value="17965.9254209672" calcext:value-type="float">
            <text:p>17965.9254209672</text:p>
          </table:table-cell>
          <table:table-cell office:value-type="float" office:value="28775.3085968537" calcext:value-type="float">
            <text:p>28775.3085968537</text:p>
          </table:table-cell>
          <table:table-cell office:value-type="float" office:value="33407.8686532654" calcext:value-type="float">
            <text:p>33407.8686532654</text:p>
          </table:table-cell>
          <table:table-cell/>
          <table:table-cell office:value-type="float" office:value="6.03285330225042" calcext:value-type="float">
            <text:p>6.0328533023</text:p>
          </table:table-cell>
          <table:table-cell office:value-type="float" office:value="8.12626935885839" calcext:value-type="float">
            <text:p>8.1262693589</text:p>
          </table:table-cell>
          <table:table-cell office:value-type="float" office:value="6.49992289235855" calcext:value-type="float">
            <text:p>6.4999228924</text:p>
          </table:table-cell>
          <table:table-cell office:value-type="float" office:value="5.79931850719635" calcext:value-type="float">
            <text:p>5.7993185072</text:p>
          </table:table-cell>
          <table:table-cell/>
          <table:table-cell office:value-type="float" office:value="0.239096949486874" calcext:value-type="float">
            <text:p>0.2390969495</text:p>
          </table:table-cell>
          <table:table-cell office:value-type="float" office:value="0.543143194574417" calcext:value-type="float">
            <text:p>0.5431431946</text:p>
          </table:table-cell>
          <table:table-cell office:value-type="float" office:value="0.306594454862251" calcext:value-type="float">
            <text:p>0.3065944549</text:p>
          </table:table-cell>
          <table:table-cell office:value-type="float" office:value="0.205348196799185" calcext:value-type="float">
            <text:p>0.2053481968</text:p>
          </table:table-cell>
          <table:table-cell table:number-columns-repeated="11"/>
        </table:table-row>
        <table:table-row table:style-name="ro1">
          <table:table-cell table:formula="of:=AVERAGE([.A16:.A25])" office:value-type="float" office:value="26532.8121059032" calcext:value-type="float">
            <text:p>26532.8121059032</text:p>
          </table:table-cell>
          <table:table-cell table:formula="of:=AVERAGE([.B16:.B25])" office:value-type="float" office:value="20858.7530164592" calcext:value-type="float">
            <text:p>20858.7530164592</text:p>
          </table:table-cell>
          <table:table-cell table:formula="of:=AVERAGE([.C16:.C25])" office:value-type="float" office:value="23829.7469776292" calcext:value-type="float">
            <text:p>23829.7469776292</text:p>
          </table:table-cell>
          <table:table-cell table:formula="of:=AVERAGE([.D16:.D25])" office:value-type="float" office:value="28669.7928449188" calcext:value-type="float">
            <text:p>28669.7928449188</text:p>
          </table:table-cell>
          <table:table-cell/>
          <table:table-cell table:formula="of:=AVERAGE([.F16:.F25])" office:value-type="float" office:value="7.69642321182211" calcext:value-type="float">
            <text:p>7.6964232118</text:p>
          </table:table-cell>
          <table:table-cell table:formula="of:=AVERAGE([.G16:.G25])" office:value-type="float" office:value="8.88090849614964" calcext:value-type="float">
            <text:p>8.8809084961</text:p>
          </table:table-cell>
          <table:table-cell table:formula="of:=AVERAGE([.H16:.H25])" office:value-type="float" office:value="8.05086653087919" calcext:value-type="float">
            <text:p>8.0508665309</text:p>
          </table:table-cell>
          <table:table-cell table:formula="of:=AVERAGE([.I16:.I25])" office:value-type="float" office:value="7.20046915400579" calcext:value-type="float">
            <text:p>7.200469154</text:p>
          </table:table-cell>
          <table:table-cell/>
          <table:table-cell table:formula="of:=AVERAGE([.K16:.K25])" office:value-type="float" office:value="0.360437855206119" calcext:value-type="float">
            <text:p>0.3604378552</text:p>
          </table:table-cell>
          <table:table-cell table:formula="of:=AVERAGE([.L16:.L25])" office:value-type="float" office:value="0.535655138907011" calcext:value-type="float">
            <text:p>0.5356551389</text:p>
          </table:table-cell>
          <table:table-cell table:formula="of:=AVERAGE([.M16:.M25])" office:value-type="float" office:value="0.431976103260483" calcext:value-type="float">
            <text:p>0.4319761033</text:p>
          </table:table-cell>
          <table:table-cell table:formula="of:=AVERAGE([.N16:.N25])" office:value-type="float" office:value="0.283712832271869" calcext:value-type="float">
            <text:p>0.28371283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STDEV([.F16:.F25])" office:value-type="float" office:value="1.56798102481257" calcext:value-type="float">
            <text:p>1.5679810248</text:p>
          </table:table-cell>
          <table:table-cell table:formula="of:=STDEV([.G16:.G25])" office:value-type="float" office:value="0.99529926569707" calcext:value-type="float">
            <text:p>0.9952992657</text:p>
          </table:table-cell>
          <table:table-cell table:formula="of:=STDEV([.H16:.H25])" office:value-type="float" office:value="1.61712486445564" calcext:value-type="float">
            <text:p>1.6171248645</text:p>
          </table:table-cell>
          <table:table-cell table:formula="of:=STDEV([.I16:.I25])" office:value-type="float" office:value="2.02538714769038" calcext:value-type="float">
            <text:p>2.0253871477</text:p>
          </table:table-cell>
          <table:table-cell/>
          <table:table-cell table:formula="of:=STDEV([.K16:.K25])" office:value-type="float" office:value="0.190810820739107" calcext:value-type="float">
            <text:p>0.1908108207</text:p>
          </table:table-cell>
          <table:table-cell table:formula="of:=STDEV([.L16:.L25])" office:value-type="float" office:value="0.154190830020122" calcext:value-type="float">
            <text:p>0.15419083</text:p>
          </table:table-cell>
          <table:table-cell table:formula="of:=STDEV([.M16:.M25])" office:value-type="float" office:value="0.171936404718242" calcext:value-type="float">
            <text:p>0.1719364047</text:p>
          </table:table-cell>
          <table:table-cell table:formula="of:=STDEV([.N16:.N25])" office:value-type="float" office:value="0.254874532076126" calcext:value-type="float">
            <text:p>0.2548745321</text:p>
          </table:table-cell>
          <table:table-cell table:number-columns-repeated="11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5K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float" office:value="28892.0175904658" calcext:value-type="float">
            <text:p>28892.0175904658</text:p>
          </table:table-cell>
          <table:table-cell office:value-type="float" office:value="28891.8887301276" calcext:value-type="float">
            <text:p>28891.8887301276</text:p>
          </table:table-cell>
          <table:table-cell office:value-type="float" office:value="28890.3047292872" calcext:value-type="float">
            <text:p>28890.3047292872</text:p>
          </table:table-cell>
          <table:table-cell office:value-type="float" office:value="28891.9664006972" calcext:value-type="float">
            <text:p>28891.9664006972</text:p>
          </table:table-cell>
          <table:table-cell/>
          <table:table-cell office:value-type="float" office:value="20.4577432221756" calcext:value-type="float">
            <text:p>20.4577432222</text:p>
          </table:table-cell>
          <table:table-cell office:value-type="float" office:value="20.509370272992" calcext:value-type="float">
            <text:p>20.509370273</text:p>
          </table:table-cell>
          <table:table-cell office:value-type="float" office:value="20.3849719085007" calcext:value-type="float">
            <text:p>20.3849719085</text:p>
          </table:table-cell>
          <table:table-cell office:value-type="float" office:value="20.460066036302" calcext:value-type="float">
            <text:p>20.4600660363</text:p>
          </table:table-cell>
          <table:table-cell/>
          <table:table-cell office:value-type="float" office:value="0.927654820431553" calcext:value-type="float">
            <text:p>0.9276548204</text:p>
          </table:table-cell>
          <table:table-cell office:value-type="float" office:value="0.928869419669266" calcext:value-type="float">
            <text:p>0.9288694197</text:p>
          </table:table-cell>
          <table:table-cell office:value-type="float" office:value="0.92753074606499" calcext:value-type="float">
            <text:p>0.9275307461</text:p>
          </table:table-cell>
          <table:table-cell office:value-type="float" office:value="0.927841840488227" calcext:value-type="float">
            <text:p>0.9278418405</text:p>
          </table:table-cell>
          <table:table-cell table:number-columns-repeated="11"/>
        </table:table-row>
        <table:table-row table:style-name="ro1">
          <table:table-cell office:value-type="float" office:value="17528.1340760062" calcext:value-type="float">
            <text:p>17528.1340760062</text:p>
          </table:table-cell>
          <table:table-cell office:value-type="float" office:value="10719.9167235772" calcext:value-type="float">
            <text:p>10719.9167235772</text:p>
          </table:table-cell>
          <table:table-cell office:value-type="float" office:value="17527.9345240243" calcext:value-type="float">
            <text:p>17527.9345240243</text:p>
          </table:table-cell>
          <table:table-cell office:value-type="float" office:value="17528.128889752" calcext:value-type="float">
            <text:p>17528.128889752</text:p>
          </table:table-cell>
          <table:table-cell/>
          <table:table-cell office:value-type="float" office:value="15.6575111438739" calcext:value-type="float">
            <text:p>15.6575111439</text:p>
          </table:table-cell>
          <table:table-cell office:value-type="float" office:value="17.1602818611254" calcext:value-type="float">
            <text:p>17.1602818611</text:p>
          </table:table-cell>
          <table:table-cell office:value-type="float" office:value="15.6605692123086" calcext:value-type="float">
            <text:p>15.6605692123</text:p>
          </table:table-cell>
          <table:table-cell office:value-type="float" office:value="15.6303039890087" calcext:value-type="float">
            <text:p>15.630303989</text:p>
          </table:table-cell>
          <table:table-cell/>
          <table:table-cell office:value-type="float" office:value="0.865563174402835" calcext:value-type="float">
            <text:p>0.8655631744</text:p>
          </table:table-cell>
          <table:table-cell office:value-type="float" office:value="0.898356119454447" calcext:value-type="float">
            <text:p>0.8983561195</text:p>
          </table:table-cell>
          <table:table-cell office:value-type="float" office:value="0.865639647873863" calcext:value-type="float">
            <text:p>0.8656396479</text:p>
          </table:table-cell>
          <table:table-cell office:value-type="float" office:value="0.864930507815533" calcext:value-type="float">
            <text:p>0.8649305078</text:p>
          </table:table-cell>
          <table:table-cell table:number-columns-repeated="11"/>
        </table:table-row>
        <table:table-row table:style-name="ro1">
          <table:table-cell office:value-type="float" office:value="18938.0466623857" calcext:value-type="float">
            <text:p>18938.0466623857</text:p>
          </table:table-cell>
          <table:table-cell office:value-type="float" office:value="18937.7647803878" calcext:value-type="float">
            <text:p>18937.7647803878</text:p>
          </table:table-cell>
          <table:table-cell office:value-type="float" office:value="18937.4993276653" calcext:value-type="float">
            <text:p>18937.4993276653</text:p>
          </table:table-cell>
          <table:table-cell office:value-type="float" office:value="18938.012633604" calcext:value-type="float">
            <text:p>18938.012633604</text:p>
          </table:table-cell>
          <table:table-cell/>
          <table:table-cell office:value-type="float" office:value="13.9798501412082" calcext:value-type="float">
            <text:p>13.9798501412</text:p>
          </table:table-cell>
          <table:table-cell office:value-type="float" office:value="13.9786113637434" calcext:value-type="float">
            <text:p>13.9786113637</text:p>
          </table:table-cell>
          <table:table-cell office:value-type="float" office:value="13.8457115806958" calcext:value-type="float">
            <text:p>13.8457115807</text:p>
          </table:table-cell>
          <table:table-cell office:value-type="float" office:value="13.9510899263314" calcext:value-type="float">
            <text:p>13.9510899263</text:p>
          </table:table-cell>
          <table:table-cell/>
          <table:table-cell office:value-type="float" office:value="0.696709079938346" calcext:value-type="float">
            <text:p>0.6967090799</text:p>
          </table:table-cell>
          <table:table-cell office:value-type="float" office:value="0.698348521218529" calcext:value-type="float">
            <text:p>0.6983485212</text:p>
          </table:table-cell>
          <table:table-cell office:value-type="float" office:value="0.695738092583385" calcext:value-type="float">
            <text:p>0.6957380926</text:p>
          </table:table-cell>
          <table:table-cell office:value-type="float" office:value="0.696481508366142" calcext:value-type="float">
            <text:p>0.6964815084</text:p>
          </table:table-cell>
          <table:table-cell table:number-columns-repeated="11"/>
        </table:table-row>
        <table:table-row table:style-name="ro1">
          <table:table-cell office:value-type="float" office:value="23139.8505314165" calcext:value-type="float">
            <text:p>23139.8505314165</text:p>
          </table:table-cell>
          <table:table-cell office:value-type="float" office:value="23139.7832171044" calcext:value-type="float">
            <text:p>23139.7832171044</text:p>
          </table:table-cell>
          <table:table-cell office:value-type="float" office:value="23139.4378698888" calcext:value-type="float">
            <text:p>23139.4378698888</text:p>
          </table:table-cell>
          <table:table-cell office:value-type="float" office:value="23139.8475486389" calcext:value-type="float">
            <text:p>23139.8475486389</text:p>
          </table:table-cell>
          <table:table-cell/>
          <table:table-cell office:value-type="float" office:value="12.7966339657777" calcext:value-type="float">
            <text:p>12.7966339658</text:p>
          </table:table-cell>
          <table:table-cell office:value-type="float" office:value="12.8077851272905" calcext:value-type="float">
            <text:p>12.8077851273</text:p>
          </table:table-cell>
          <table:table-cell office:value-type="float" office:value="12.6790500512152" calcext:value-type="float">
            <text:p>12.6790500512</text:p>
          </table:table-cell>
          <table:table-cell office:value-type="float" office:value="12.802520745043" calcext:value-type="float">
            <text:p>12.802520745</text:p>
          </table:table-cell>
          <table:table-cell/>
          <table:table-cell office:value-type="float" office:value="0.764207058175655" calcext:value-type="float">
            <text:p>0.7642070582</text:p>
          </table:table-cell>
          <table:table-cell office:value-type="float" office:value="0.763908024678578" calcext:value-type="float">
            <text:p>0.7639080247</text:p>
          </table:table-cell>
          <table:table-cell office:value-type="float" office:value="0.747239776298745" calcext:value-type="float">
            <text:p>0.7472397763</text:p>
          </table:table-cell>
          <table:table-cell office:value-type="float" office:value="0.764243403613917" calcext:value-type="float">
            <text:p>0.7642434036</text:p>
          </table:table-cell>
          <table:table-cell table:number-columns-repeated="11"/>
        </table:table-row>
        <table:table-row table:style-name="ro1">
          <table:table-cell office:value-type="float" office:value="21414.995651327" calcext:value-type="float">
            <text:p>21414.995651327</text:p>
          </table:table-cell>
          <table:table-cell office:value-type="float" office:value="21398.2590122733" calcext:value-type="float">
            <text:p>21398.2590122733</text:p>
          </table:table-cell>
          <table:table-cell office:value-type="float" office:value="21414.6722247055" calcext:value-type="float">
            <text:p>21414.6722247055</text:p>
          </table:table-cell>
          <table:table-cell office:value-type="float" office:value="21414.9814866113" calcext:value-type="float">
            <text:p>21414.9814866113</text:p>
          </table:table-cell>
          <table:table-cell/>
          <table:table-cell office:value-type="float" office:value="17.0825874410109" calcext:value-type="float">
            <text:p>17.082587441</text:p>
          </table:table-cell>
          <table:table-cell office:value-type="float" office:value="14.7616818171929" calcext:value-type="float">
            <text:p>14.7616818172</text:p>
          </table:table-cell>
          <table:table-cell office:value-type="float" office:value="16.9384937466941" calcext:value-type="float">
            <text:p>16.9384937467</text:p>
          </table:table-cell>
          <table:table-cell office:value-type="float" office:value="17.1631791938594" calcext:value-type="float">
            <text:p>17.1631791939</text:p>
          </table:table-cell>
          <table:table-cell/>
          <table:table-cell office:value-type="float" office:value="0.518906633784476" calcext:value-type="float">
            <text:p>0.5189066338</text:p>
          </table:table-cell>
          <table:table-cell office:value-type="float" office:value="0.433587510294603" calcext:value-type="float">
            <text:p>0.4335875103</text:p>
          </table:table-cell>
          <table:table-cell office:value-type="float" office:value="0.516433651532176" calcext:value-type="float">
            <text:p>0.5164336515</text:p>
          </table:table-cell>
          <table:table-cell office:value-type="float" office:value="0.521432370756847" calcext:value-type="float">
            <text:p>0.5214323708</text:p>
          </table:table-cell>
          <table:table-cell table:number-columns-repeated="11"/>
        </table:table-row>
        <table:table-row table:style-name="ro1">
          <table:table-cell office:value-type="float" office:value="21301.9140159097" calcext:value-type="float">
            <text:p>21301.9140159097</text:p>
          </table:table-cell>
          <table:table-cell office:value-type="float" office:value="21301.8647886198" calcext:value-type="float">
            <text:p>21301.8647886198</text:p>
          </table:table-cell>
          <table:table-cell office:value-type="float" office:value="21301.5321456278" calcext:value-type="float">
            <text:p>21301.5321456278</text:p>
          </table:table-cell>
          <table:table-cell office:value-type="float" office:value="21301.8496308928" calcext:value-type="float">
            <text:p>21301.8496308928</text:p>
          </table:table-cell>
          <table:table-cell/>
          <table:table-cell office:value-type="float" office:value="19.9131918452758" calcext:value-type="float">
            <text:p>19.9131918453</text:p>
          </table:table-cell>
          <table:table-cell office:value-type="float" office:value="19.8621432571128" calcext:value-type="float">
            <text:p>19.8621432571</text:p>
          </table:table-cell>
          <table:table-cell office:value-type="float" office:value="19.9142278554577" calcext:value-type="float">
            <text:p>19.9142278555</text:p>
          </table:table-cell>
          <table:table-cell office:value-type="float" office:value="19.8870365326455" calcext:value-type="float">
            <text:p>19.8870365326</text:p>
          </table:table-cell>
          <table:table-cell/>
          <table:table-cell office:value-type="float" office:value="0.935388179966154" calcext:value-type="float">
            <text:p>0.93538818</text:p>
          </table:table-cell>
          <table:table-cell office:value-type="float" office:value="0.934754891912032" calcext:value-type="float">
            <text:p>0.9347548919</text:p>
          </table:table-cell>
          <table:table-cell office:value-type="float" office:value="0.935516118441035" calcext:value-type="float">
            <text:p>0.9355161184</text:p>
          </table:table-cell>
          <table:table-cell office:value-type="float" office:value="0.934956533208921" calcext:value-type="float">
            <text:p>0.9349565332</text:p>
          </table:table-cell>
          <table:table-cell table:number-columns-repeated="11"/>
        </table:table-row>
        <table:table-row table:style-name="ro1">
          <table:table-cell office:value-type="float" office:value="57171.3017927931" calcext:value-type="float">
            <text:p>57171.3017927931</text:p>
          </table:table-cell>
          <table:table-cell office:value-type="float" office:value="30743.5006048448" calcext:value-type="float">
            <text:p>30743.5006048448</text:p>
          </table:table-cell>
          <table:table-cell office:value-type="float" office:value="57169.0981976305" calcext:value-type="float">
            <text:p>57169.0981976305</text:p>
          </table:table-cell>
          <table:table-cell office:value-type="float" office:value="57171.2089054149" calcext:value-type="float">
            <text:p>57171.2089054149</text:p>
          </table:table-cell>
          <table:table-cell/>
          <table:table-cell office:value-type="float" office:value="19.877916834147" calcext:value-type="float">
            <text:p>19.8779168341</text:p>
          </table:table-cell>
          <table:table-cell office:value-type="float" office:value="20.4842268930574" calcext:value-type="float">
            <text:p>20.4842268931</text:p>
          </table:table-cell>
          <table:table-cell office:value-type="float" office:value="19.6963185909629" calcext:value-type="float">
            <text:p>19.696318591</text:p>
          </table:table-cell>
          <table:table-cell office:value-type="float" office:value="19.8813088825061" calcext:value-type="float">
            <text:p>19.8813088825</text:p>
          </table:table-cell>
          <table:table-cell/>
          <table:table-cell office:value-type="float" office:value="0.950298865331084" calcext:value-type="float">
            <text:p>0.9502988653</text:p>
          </table:table-cell>
          <table:table-cell office:value-type="float" office:value="0.950685174127077" calcext:value-type="float">
            <text:p>0.9506851741</text:p>
          </table:table-cell>
          <table:table-cell office:value-type="float" office:value="0.949202145857733" calcext:value-type="float">
            <text:p>0.9492021459</text:p>
          </table:table-cell>
          <table:table-cell office:value-type="float" office:value="0.950175924637185" calcext:value-type="float">
            <text:p>0.9501759246</text:p>
          </table:table-cell>
          <table:table-cell table:number-columns-repeated="11"/>
        </table:table-row>
        <table:table-row table:style-name="ro1">
          <table:table-cell office:value-type="float" office:value="43497.4460566606" calcext:value-type="float">
            <text:p>43497.4460566606</text:p>
          </table:table-cell>
          <table:table-cell office:value-type="float" office:value="22377.2355545483" calcext:value-type="float">
            <text:p>22377.2355545483</text:p>
          </table:table-cell>
          <table:table-cell office:value-type="float" office:value="43493.7186101038" calcext:value-type="float">
            <text:p>43493.7186101038</text:p>
          </table:table-cell>
          <table:table-cell office:value-type="float" office:value="43497.4003361036" calcext:value-type="float">
            <text:p>43497.4003361036</text:p>
          </table:table-cell>
          <table:table-cell/>
          <table:table-cell office:value-type="float" office:value="13.6245697027203" calcext:value-type="float">
            <text:p>13.6245697027</text:p>
          </table:table-cell>
          <table:table-cell office:value-type="float" office:value="14.7527490336727" calcext:value-type="float">
            <text:p>14.7527490337</text:p>
          </table:table-cell>
          <table:table-cell office:value-type="float" office:value="13.1615702171612" calcext:value-type="float">
            <text:p>13.1615702172</text:p>
          </table:table-cell>
          <table:table-cell office:value-type="float" office:value="13.56889269204" calcext:value-type="float">
            <text:p>13.568892692</text:p>
          </table:table-cell>
          <table:table-cell/>
          <table:table-cell office:value-type="float" office:value="0.703808520413029" calcext:value-type="float">
            <text:p>0.7038085204</text:p>
          </table:table-cell>
          <table:table-cell office:value-type="float" office:value="0.730802629346466" calcext:value-type="float">
            <text:p>0.7308026293</text:p>
          </table:table-cell>
          <table:table-cell office:value-type="float" office:value="0.698062741738911" calcext:value-type="float">
            <text:p>0.6980627417</text:p>
          </table:table-cell>
          <table:table-cell office:value-type="float" office:value="0.702874054843826" calcext:value-type="float">
            <text:p>0.7028740548</text:p>
          </table:table-cell>
          <table:table-cell table:number-columns-repeated="11"/>
        </table:table-row>
        <table:table-row table:style-name="ro1">
          <table:table-cell office:value-type="float" office:value="34485.0847381664" calcext:value-type="float">
            <text:p>34485.0847381664</text:p>
          </table:table-cell>
          <table:table-cell office:value-type="float" office:value="18046.8231692309" calcext:value-type="float">
            <text:p>18046.8231692309</text:p>
          </table:table-cell>
          <table:table-cell office:value-type="float" office:value="34475.4083991995" calcext:value-type="float">
            <text:p>34475.4083991995</text:p>
          </table:table-cell>
          <table:table-cell office:value-type="float" office:value="34485.0362193238" calcext:value-type="float">
            <text:p>34485.0362193238</text:p>
          </table:table-cell>
          <table:table-cell/>
          <table:table-cell office:value-type="float" office:value="13.4512873736778" calcext:value-type="float">
            <text:p>13.4512873737</text:p>
          </table:table-cell>
          <table:table-cell office:value-type="float" office:value="14.463484493635" calcext:value-type="float">
            <text:p>14.4634844936</text:p>
          </table:table-cell>
          <table:table-cell office:value-type="float" office:value="14.0116874274363" calcext:value-type="float">
            <text:p>14.0116874274</text:p>
          </table:table-cell>
          <table:table-cell office:value-type="float" office:value="13.5287302150739" calcext:value-type="float">
            <text:p>13.5287302151</text:p>
          </table:table-cell>
          <table:table-cell/>
          <table:table-cell office:value-type="float" office:value="0.717261956993267" calcext:value-type="float">
            <text:p>0.717261957</text:p>
          </table:table-cell>
          <table:table-cell office:value-type="float" office:value="0.74719399467368" calcext:value-type="float">
            <text:p>0.7471939947</text:p>
          </table:table-cell>
          <table:table-cell office:value-type="float" office:value="0.730688272687639" calcext:value-type="float">
            <text:p>0.7306882727</text:p>
          </table:table-cell>
          <table:table-cell office:value-type="float" office:value="0.718459990458456" calcext:value-type="float">
            <text:p>0.7184599905</text:p>
          </table:table-cell>
          <table:table-cell table:number-columns-repeated="11"/>
        </table:table-row>
        <table:table-row table:style-name="ro1">
          <table:table-cell office:value-type="float" office:value="35178.6865741557" calcext:value-type="float">
            <text:p>35178.6865741557</text:p>
          </table:table-cell>
          <table:table-cell office:value-type="float" office:value="18609.4106695575" calcext:value-type="float">
            <text:p>18609.4106695575</text:p>
          </table:table-cell>
          <table:table-cell office:value-type="float" office:value="35176.7894942567" calcext:value-type="float">
            <text:p>35176.7894942567</text:p>
          </table:table-cell>
          <table:table-cell office:value-type="float" office:value="35178.5944412911" calcext:value-type="float">
            <text:p>35178.5944412911</text:p>
          </table:table-cell>
          <table:table-cell/>
          <table:table-cell office:value-type="float" office:value="13.980355128567" calcext:value-type="float">
            <text:p>13.9803551286</text:p>
          </table:table-cell>
          <table:table-cell office:value-type="float" office:value="15.3621817617514" calcext:value-type="float">
            <text:p>15.3621817618</text:p>
          </table:table-cell>
          <table:table-cell office:value-type="float" office:value="13.7789826342295" calcext:value-type="float">
            <text:p>13.7789826342</text:p>
          </table:table-cell>
          <table:table-cell office:value-type="float" office:value="14.031028085181" calcext:value-type="float">
            <text:p>14.0310280852</text:p>
          </table:table-cell>
          <table:table-cell/>
          <table:table-cell office:value-type="float" office:value="0.764346209496382" calcext:value-type="float">
            <text:p>0.7643462095</text:p>
          </table:table-cell>
          <table:table-cell office:value-type="float" office:value="0.801243205960831" calcext:value-type="float">
            <text:p>0.801243206</text:p>
          </table:table-cell>
          <table:table-cell office:value-type="float" office:value="0.760698508668917" calcext:value-type="float">
            <text:p>0.7606985087</text:p>
          </table:table-cell>
          <table:table-cell office:value-type="float" office:value="0.765056789232188" calcext:value-type="float">
            <text:p>0.765056789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STDEV([.F34:.F43])" office:value-type="float" office:value="3.01854817604448" calcext:value-type="float">
            <text:p>3.018548176</text:p>
          </table:table-cell>
          <table:table-cell table:formula="of:=STDEV([.G34:.G43])" office:value-type="float" office:value="2.88909979354825" calcext:value-type="float">
            <text:p>2.8890997935</text:p>
          </table:table-cell>
          <table:table-cell table:formula="of:=STDEV([.H34:.H43])" office:value-type="float" office:value="3.01514799044108" calcext:value-type="float">
            <text:p>3.0151479904</text:p>
          </table:table-cell>
          <table:table-cell table:formula="of:=STDEV([.I34:.I43])" office:value-type="float" office:value="3.01459275639308" calcext:value-type="float">
            <text:p>3.0145927564</text:p>
          </table:table-cell>
          <table:table-cell/>
          <table:table-cell table:formula="of:=STDEV([.K34:.K43])" office:value-type="float" office:value="0.136389191554188" calcext:value-type="float">
            <text:p>0.1363891916</text:p>
          </table:table-cell>
          <table:table-cell table:formula="of:=STDEV([.L34:.L43])" office:value-type="float" office:value="0.15611897200694" calcext:value-type="float">
            <text:p>0.156118972</text:p>
          </table:table-cell>
          <table:table-cell table:formula="of:=STDEV([.M34:.M43])" office:value-type="float" office:value="0.137032427053885" calcext:value-type="float">
            <text:p>0.1370324271</text:p>
          </table:table-cell>
          <table:table-cell table:formula="of:=STDEV([.N34:.N43])" office:value-type="float" office:value="0.135755375364461" calcext:value-type="float">
            <text:p>0.1357553754</text:p>
          </table:table-cell>
          <table:table-cell table:number-columns-repeated="11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20K</text:p>
          </table:table-cell>
          <table:table-cell table:number-columns-repeated="2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4"/>
          <table:table-cell office:value-type="float" office:value="0.989921117300565" calcext:value-type="float">
            <text:p>0.9899211173</text:p>
          </table:table-cell>
          <table:table-cell office:value-type="float" office:value="0.98888149842303" calcext:value-type="float">
            <text:p>0.9888814984</text:p>
          </table:table-cell>
          <table:table-cell office:value-type="float" office:value="0.98666610073461" calcext:value-type="float">
            <text:p>0.9866661007</text:p>
          </table:table-cell>
          <table:table-cell office:value-type="float" office:value="0.988584086988165" calcext:value-type="float">
            <text:p>0.988584087</text:p>
          </table:table-cell>
          <table:table-cell table:number-columns-repeated="17"/>
        </table:table-row>
        <table:table-row table:style-name="ro1">
          <table:table-cell office:value-type="float" office:value="29017.105180756" calcext:value-type="float">
            <text:p>29017.105180756</text:p>
          </table:table-cell>
          <table:table-cell office:value-type="float" office:value="29017.4401811195" calcext:value-type="float">
            <text:p>29017.4401811195</text:p>
          </table:table-cell>
          <table:table-cell office:value-type="float" office:value="29016.4472154388" calcext:value-type="float">
            <text:p>29016.4472154388</text:p>
          </table:table-cell>
          <table:table-cell office:value-type="float" office:value="29016.8040955837" calcext:value-type="float">
            <text:p>29016.8040955837</text:p>
          </table:table-cell>
          <table:table-cell office:value-type="float" office:value="0.989356237886729" calcext:value-type="float">
            <text:p>0.9893562379</text:p>
          </table:table-cell>
          <table:table-cell office:value-type="float" office:value="0.998541210004531" calcext:value-type="float">
            <text:p>0.99854121</text:p>
          </table:table-cell>
          <table:table-cell office:value-type="float" office:value="0.987541544090417" calcext:value-type="float">
            <text:p>0.9875415441</text:p>
          </table:table-cell>
          <table:table-cell office:value-type="float" office:value="0.992372233201711" calcext:value-type="float">
            <text:p>0.9923722332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0.935964449359761" calcext:value-type="float">
            <text:p>0.9359644494</text:p>
          </table:table-cell>
          <table:table-cell office:value-type="float" office:value="0.920447663287291" calcext:value-type="float">
            <text:p>0.9204476633</text:p>
          </table:table-cell>
          <table:table-cell office:value-type="float" office:value="0.88743676591167" calcext:value-type="float">
            <text:p>0.8874367659</text:p>
          </table:table-cell>
          <table:table-cell office:value-type="float" office:value="0.935261401058529" calcext:value-type="float">
            <text:p>0.935261401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0.93948417868297" calcext:value-type="float">
            <text:p>0.9394841787</text:p>
          </table:table-cell>
          <table:table-cell office:value-type="float" office:value="0.99754033181703" calcext:value-type="float">
            <text:p>0.9975403318</text:p>
          </table:table-cell>
          <table:table-cell office:value-type="float" office:value="0.916771840297024" calcext:value-type="float">
            <text:p>0.9167718403</text:p>
          </table:table-cell>
          <table:table-cell office:value-type="float" office:value="0.93729265745867" calcext:value-type="float">
            <text:p>0.9372926575</text:p>
          </table:table-cell>
          <table:table-cell table:number-columns-repeated="17"/>
        </table:table-row>
        <table:table-row table:style-name="ro1">
          <table:table-cell office:value-type="float" office:value="17679.8597847246" calcext:value-type="float">
            <text:p>17679.8597847246</text:p>
          </table:table-cell>
          <table:table-cell office:value-type="float" office:value="14933.8815320882" calcext:value-type="float">
            <text:p>14933.8815320882</text:p>
          </table:table-cell>
          <table:table-cell office:value-type="float" office:value="17679.1880625387" calcext:value-type="float">
            <text:p>17679.1880625387</text:p>
          </table:table-cell>
          <table:table-cell office:value-type="float" office:value="17679.4940209507" calcext:value-type="float">
            <text:p>17679.4940209507</text:p>
          </table:table-cell>
          <table:table-cell office:value-type="float" office:value="0.828852961736119" calcext:value-type="float">
            <text:p>0.8288529617</text:p>
          </table:table-cell>
          <table:table-cell office:value-type="float" office:value="0.732306327203378" calcext:value-type="float">
            <text:p>0.7323063272</text:p>
          </table:table-cell>
          <table:table-cell office:value-type="float" office:value="0.784170456962854" calcext:value-type="float">
            <text:p>0.784170457</text:p>
          </table:table-cell>
          <table:table-cell office:value-type="float" office:value="0.82934445782334" calcext:value-type="float">
            <text:p>0.8293444578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0.996856708707607" calcext:value-type="float">
            <text:p>0.9968567087</text:p>
          </table:table-cell>
          <table:table-cell office:value-type="float" office:value="0.996525989143848" calcext:value-type="float">
            <text:p>0.9965259891</text:p>
          </table:table-cell>
          <table:table-cell office:value-type="float" office:value="0.994837761629008" calcext:value-type="float">
            <text:p>0.9948377616</text:p>
          </table:table-cell>
          <table:table-cell office:value-type="float" office:value="0.996548268258015" calcext:value-type="float">
            <text:p>0.9965482683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0.998080309715087" calcext:value-type="float">
            <text:p>0.9980803097</text:p>
          </table:table-cell>
          <table:table-cell office:value-type="float" office:value="0.998158519198825" calcext:value-type="float">
            <text:p>0.9981585192</text:p>
          </table:table-cell>
          <table:table-cell office:value-type="float" office:value="0.997312469316537" calcext:value-type="float">
            <text:p>0.9973124693</text:p>
          </table:table-cell>
          <table:table-cell office:value-type="float" office:value="0.997951643941966" calcext:value-type="float">
            <text:p>0.9979516439</text:p>
          </table:table-cell>
          <table:table-cell table:number-columns-repeated="17"/>
        </table:table-row>
        <table:table-row table:style-name="ro1">
          <table:table-cell office:value-type="float" office:value="19004.8755959362" calcext:value-type="float">
            <text:p>19004.8755959362</text:p>
          </table:table-cell>
          <table:table-cell office:value-type="float" office:value="19004.4112262056" calcext:value-type="float">
            <text:p>19004.4112262056</text:p>
          </table:table-cell>
          <table:table-cell office:value-type="float" office:value="19004.3486791161" calcext:value-type="float">
            <text:p>19004.3486791161</text:p>
          </table:table-cell>
          <table:table-cell office:value-type="float" office:value="19004.7356898839" calcext:value-type="float">
            <text:p>19004.7356898839</text:p>
          </table:table-cell>
          <table:table-cell office:value-type="float" office:value="0.954003810475325" calcext:value-type="float">
            <text:p>0.9540038105</text:p>
          </table:table-cell>
          <table:table-cell office:value-type="float" office:value="0.953622744554392" calcext:value-type="float">
            <text:p>0.9536227446</text:p>
          </table:table-cell>
          <table:table-cell office:value-type="float" office:value="0.940367816513574" calcext:value-type="float">
            <text:p>0.9403678165</text:p>
          </table:table-cell>
          <table:table-cell office:value-type="float" office:value="0.950776252868986" calcext:value-type="float">
            <text:p>0.9507762529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0.928035046770308" calcext:value-type="float">
            <text:p>0.9280350468</text:p>
          </table:table-cell>
          <table:table-cell office:value-type="float" office:value="0.994943449674625" calcext:value-type="float">
            <text:p>0.9949434497</text:p>
          </table:table-cell>
          <table:table-cell office:value-type="float" office:value="0.95140992481524" calcext:value-type="float">
            <text:p>0.9514099248</text:p>
          </table:table-cell>
          <table:table-cell office:value-type="float" office:value="0.944632370362584" calcext:value-type="float">
            <text:p>0.944632370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0.983858053434721" calcext:value-type="float">
            <text:p>0.9838580534</text:p>
          </table:table-cell>
          <table:table-cell office:value-type="float" office:value="0.996667210426347" calcext:value-type="float">
            <text:p>0.9966672104</text:p>
          </table:table-cell>
          <table:table-cell office:value-type="float" office:value="0.98982852030671" calcext:value-type="float">
            <text:p>0.9898285203</text:p>
          </table:table-cell>
          <table:table-cell office:value-type="float" office:value="0.983914184736875" calcext:value-type="float">
            <text:p>0.9839141847</text:p>
          </table:table-cell>
          <table:table-cell table:number-columns-repeated="17"/>
        </table:table-row>
        <table:table-row table:style-name="ro1">
          <table:table-cell office:value-type="float" office:value="23202.9148562497" calcext:value-type="float">
            <text:p>23202.9148562497</text:p>
          </table:table-cell>
          <table:table-cell office:value-type="float" office:value="23202.0682477967" calcext:value-type="float">
            <text:p>23202.0682477967</text:p>
          </table:table-cell>
          <table:table-cell office:value-type="float" office:value="23202.557669068" calcext:value-type="float">
            <text:p>23202.557669068</text:p>
          </table:table-cell>
          <table:table-cell office:value-type="float" office:value="23202.7923695131" calcext:value-type="float">
            <text:p>23202.7923695131</text:p>
          </table:table-cell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float" office:value="21438.2520319681" calcext:value-type="float">
            <text:p>21438.2520319681</text:p>
          </table:table-cell>
          <table:table-cell office:value-type="float" office:value="21436.0466481287" calcext:value-type="float">
            <text:p>21436.0466481287</text:p>
          </table:table-cell>
          <table:table-cell office:value-type="float" office:value="21438.0549850384" calcext:value-type="float">
            <text:p>21438.0549850384</text:p>
          </table:table-cell>
          <table:table-cell office:value-type="float" office:value="21438.1884186549" calcext:value-type="float">
            <text:p>21438.1884186549</text:p>
          </table:table-cell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float" office:value="21472.5523555906" calcext:value-type="float">
            <text:p>21472.5523555906</text:p>
          </table:table-cell>
          <table:table-cell office:value-type="float" office:value="21471.9190511328" calcext:value-type="float">
            <text:p>21471.9190511328</text:p>
          </table:table-cell>
          <table:table-cell office:value-type="float" office:value="21471.656782495" calcext:value-type="float">
            <text:p>21471.656782495</text:p>
          </table:table-cell>
          <table:table-cell office:value-type="float" office:value="21472.1131441824" calcext:value-type="float">
            <text:p>21472.1131441824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float" office:value="30.4854789457991" calcext:value-type="float">
            <text:p>30.4854789458</text:p>
          </table:table-cell>
          <table:table-cell office:value-type="float" office:value="29.9323722970324" calcext:value-type="float">
            <text:p>29.932372297</text:p>
          </table:table-cell>
          <table:table-cell office:value-type="float" office:value="29.0029754407044" calcext:value-type="float">
            <text:p>29.0029754407</text:p>
          </table:table-cell>
          <table:table-cell office:value-type="float" office:value="29.8672623270697" calcext:value-type="float">
            <text:p>29.8672623271</text:p>
          </table:table-cell>
          <table:table-cell table:number-columns-repeated="17"/>
        </table:table-row>
        <table:table-row table:style-name="ro1">
          <table:table-cell office:value-type="float" office:value="57403.226148672" calcext:value-type="float">
            <text:p>57403.226148672</text:p>
          </table:table-cell>
          <table:table-cell office:value-type="float" office:value="52103.2765633272" calcext:value-type="float">
            <text:p>52103.2765633272</text:p>
          </table:table-cell>
          <table:table-cell office:value-type="float" office:value="57401.2648258405" calcext:value-type="float">
            <text:p>57401.2648258405</text:p>
          </table:table-cell>
          <table:table-cell office:value-type="float" office:value="57402.8288819414" calcext:value-type="float">
            <text:p>57402.8288819414</text:p>
          </table:table-cell>
          <table:table-cell office:value-type="float" office:value="28.8115633581604" calcext:value-type="float">
            <text:p>28.8115633582</text:p>
          </table:table-cell>
          <table:table-cell office:value-type="float" office:value="37.3998186692431" calcext:value-type="float">
            <text:p>37.3998186692</text:p>
          </table:table-cell>
          <table:table-cell office:value-type="float" office:value="29.1724484637096" calcext:value-type="float">
            <text:p>29.1724484637</text:p>
          </table:table-cell>
          <table:table-cell office:value-type="float" office:value="31.1676793912381" calcext:value-type="float">
            <text:p>31.1676793912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5.6646434979492" calcext:value-type="float">
            <text:p>25.6646434979</text:p>
          </table:table-cell>
          <table:table-cell office:value-type="float" office:value="24.3526214529012" calcext:value-type="float">
            <text:p>24.3526214529</text:p>
          </table:table-cell>
          <table:table-cell office:value-type="float" office:value="22.4338586586588" calcext:value-type="float">
            <text:p>22.4338586587</text:p>
          </table:table-cell>
          <table:table-cell office:value-type="float" office:value="25.6862884975525" calcext:value-type="float">
            <text:p>25.6862884976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4.339166028571" calcext:value-type="float">
            <text:p>24.3391660286</text:p>
          </table:table-cell>
          <table:table-cell office:value-type="float" office:value="38.6195996585924" calcext:value-type="float">
            <text:p>38.6195996586</text:p>
          </table:table-cell>
          <table:table-cell office:value-type="float" office:value="22.6610697676157" calcext:value-type="float">
            <text:p>22.6610697676</text:p>
          </table:table-cell>
          <table:table-cell office:value-type="float" office:value="24.2002314120461" calcext:value-type="float">
            <text:p>24.200231412</text:p>
          </table:table-cell>
          <table:table-cell table:number-columns-repeated="17"/>
        </table:table-row>
        <table:table-row table:style-name="ro1">
          <table:table-cell office:value-type="float" office:value="43615.60375785" calcext:value-type="float">
            <text:p>43615.60375785</text:p>
          </table:table-cell>
          <table:table-cell office:value-type="float" office:value="43615.8748721878" calcext:value-type="float">
            <text:p>43615.8748721878</text:p>
          </table:table-cell>
          <table:table-cell office:value-type="float" office:value="43614.5954650465" calcext:value-type="float">
            <text:p>43614.5954650465</text:p>
          </table:table-cell>
          <table:table-cell office:value-type="float" office:value="43615.3346259747" calcext:value-type="float">
            <text:p>43615.3346259747</text:p>
          </table:table-cell>
          <table:table-cell office:value-type="float" office:value="27.0178608546612" calcext:value-type="float">
            <text:p>27.0178608547</text:p>
          </table:table-cell>
          <table:table-cell office:value-type="float" office:value="23.6513191164907" calcext:value-type="float">
            <text:p>23.6513191165</text:p>
          </table:table-cell>
          <table:table-cell office:value-type="float" office:value="25.3794738596792" calcext:value-type="float">
            <text:p>25.3794738597</text:p>
          </table:table-cell>
          <table:table-cell office:value-type="float" office:value="27.0162866893642" calcext:value-type="float">
            <text:p>27.016286689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4.381408546477" calcext:value-type="float">
            <text:p>34.3814085465</text:p>
          </table:table-cell>
          <table:table-cell office:value-type="float" office:value="34.0335916513682" calcext:value-type="float">
            <text:p>34.0335916514</text:p>
          </table:table-cell>
          <table:table-cell office:value-type="float" office:value="32.2167055899763" calcext:value-type="float">
            <text:p>32.21670559</text:p>
          </table:table-cell>
          <table:table-cell office:value-type="float" office:value="34.0497938606506" calcext:value-type="float">
            <text:p>34.0497938607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5.7351455026842" calcext:value-type="float">
            <text:p>35.7351455027</text:p>
          </table:table-cell>
          <table:table-cell office:value-type="float" office:value="35.8664297077953" calcext:value-type="float">
            <text:p>35.8664297078</text:p>
          </table:table-cell>
          <table:table-cell office:value-type="float" office:value="34.3851458194357" calcext:value-type="float">
            <text:p>34.3851458194</text:p>
          </table:table-cell>
          <table:table-cell office:value-type="float" office:value="35.4938155283727" calcext:value-type="float">
            <text:p>35.4938155284</text:p>
          </table:table-cell>
          <table:table-cell table:number-columns-repeated="17"/>
        </table:table-row>
        <table:table-row table:style-name="ro1">
          <table:table-cell office:value-type="float" office:value="34615.4953463015" calcext:value-type="float">
            <text:p>34615.4953463015</text:p>
          </table:table-cell>
          <table:table-cell office:value-type="float" office:value="29668.7025789641" calcext:value-type="float">
            <text:p>29668.7025789641</text:p>
          </table:table-cell>
          <table:table-cell office:value-type="float" office:value="34614.8290336746" calcext:value-type="float">
            <text:p>34614.8290336746</text:p>
          </table:table-cell>
          <table:table-cell office:value-type="float" office:value="34615.1781866236" calcext:value-type="float">
            <text:p>34615.1781866236</text:p>
          </table:table-cell>
          <table:table-cell office:value-type="float" office:value="26.5984692419166" calcext:value-type="float">
            <text:p>26.5984692419</text:p>
          </table:table-cell>
          <table:table-cell office:value-type="float" office:value="26.5000966992003" calcext:value-type="float">
            <text:p>26.5000966992</text:p>
          </table:table-cell>
          <table:table-cell office:value-type="float" office:value="25.4970215537519" calcext:value-type="float">
            <text:p>25.4970215538</text:p>
          </table:table-cell>
          <table:table-cell office:value-type="float" office:value="26.3007017137752" calcext:value-type="float">
            <text:p>26.3007017138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3.3152841462416" calcext:value-type="float">
            <text:p>23.3152841462</text:p>
          </table:table-cell>
          <table:table-cell office:value-type="float" office:value="35.6871071943492" calcext:value-type="float">
            <text:p>35.6871071943</text:p>
          </table:table-cell>
          <table:table-cell office:value-type="float" office:value="27.1489369127845" calcext:value-type="float">
            <text:p>27.1489369128</text:p>
          </table:table-cell>
          <table:table-cell office:value-type="float" office:value="24.7920811123646" calcext:value-type="float">
            <text:p>24.792081112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9.7522904158694" calcext:value-type="float">
            <text:p>29.7522904159</text:p>
          </table:table-cell>
          <table:table-cell office:value-type="float" office:value="36.4965738915366" calcext:value-type="float">
            <text:p>36.4965738915</text:p>
          </table:table-cell>
          <table:table-cell office:value-type="float" office:value="32.6221496768703" calcext:value-type="float">
            <text:p>32.6221496769</text:p>
          </table:table-cell>
          <table:table-cell office:value-type="float" office:value="30.2130484723894" calcext:value-type="float">
            <text:p>30.2130484724</text:p>
          </table:table-cell>
          <table:table-cell table:number-columns-repeated="17"/>
        </table:table-row>
        <table:table-row table:style-name="ro1">
          <table:table-cell office:value-type="float" office:value="35332.6400065928" calcext:value-type="float">
            <text:p>35332.6400065928</text:p>
          </table:table-cell>
          <table:table-cell office:value-type="float" office:value="30344.5471698879" calcext:value-type="float">
            <text:p>30344.5471698879</text:p>
          </table:table-cell>
          <table:table-cell office:value-type="float" office:value="35331.7468886413" calcext:value-type="float">
            <text:p>35331.7468886413</text:p>
          </table:table-cell>
          <table:table-cell office:value-type="float" office:value="35332.3279753737" calcext:value-type="float">
            <text:p>35332.3279753737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9-03-06T09:07:24.145385174</meta:creation-date>
    <dc:date>2019-03-06T09:26:58.102267661</dc:date>
    <dc:creator>joel </dc:creator>
    <meta:editing-duration>PT12M39S</meta:editing-duration>
    <meta:editing-cycles>10</meta:editing-cycles>
    <meta:generator>LibreOffice/4.2.8.2$Linux_X86_64 LibreOffice_project/420m0$Build-2</meta:generator>
    <meta:document-statistic meta:table-count="1" meta:cell-count="478" meta:object-count="0"/>
  </office:meta>
</office:document-meta>
</file>